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062cm" fo:min-width="4.58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81d41a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4" style:family="paragraph">
      <loext:graphic-properties draw:fill="none" draw:fill-color="#ffffff"/>
      <style:text-properties fo:color="#2a6099" loext:opacity="100%" fo:font-size="24pt" style:font-size-asian="24pt" style:font-size-complex="24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color="#2a6099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35cm" svg:y1="9.572cm" svg:x2="14.335cm" svg:y2="9.572cm">
          <text:p/>
        </draw:line>
        <draw:frame draw:style-name="gr2" draw:text-style-name="P3" draw:layer="layout" svg:width="5.08cm" svg:height="1.312cm" draw:transform="rotate (-1.5707963267949) translate (17.552cm 3.857cm)">
          <draw:text-box>
            <text:p text:style-name="P2"><text:span text:style-name="T1">Batch size</text:span></text:p>
          </draw:text-box>
        </draw:frame>
        <draw:line draw:style-name="gr1" draw:text-style-name="P1" draw:layer="layout" svg:x1="15.605cm" svg:y1="4.175cm" svg:x2="15.605cm" svg:y2="8.62cm">
          <text:p/>
        </draw:line>
        <draw:frame draw:style-name="gr3" draw:layer="layout" svg:width="14.098cm" svg:height="4.809cm" svg:x="0.992cm" svg:y="3.9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5.161cm" svg:height="1.195cm" svg:x="5.497cm" svg:y="10.025cm">
          <draw:text-box>
            <text:p><text:span text:style-name="T2">Nb Feat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29T14:17:14.521369100</dc:date>
    <meta:editing-duration>PT22H44M18S</meta:editing-duration>
    <meta:editing-cycles>4</meta:editing-cycles>
    <meta:generator>LibreOffice/26.2.1.2$Windows_X86_64 LibreOffice_project/620$Build-2</meta:generator>
    <meta:document-statistic meta:object-count="5"/>
  </office:meta>
</office:document-meta>
</file>